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Text_20_body">
      <style:paragraph-properties fo:break-before="page"/>
    </style:style>
    <style:style style:name="P4" style:family="paragraph" style:parent-style-name="TDC_20_1">
      <style:paragraph-properties>
        <style:tab-stops>
          <style:tab-stop style:position="16.983cm" style:type="right" style:leader-style="dotted" style:leader-text="."/>
        </style:tab-stops>
      </style:paragraph-properties>
    </style:style>
    <style:style style:name="P5" style:family="paragraph" style:parent-style-name="Normal">
      <style:paragraph-properties fo:hyphenation-ladder-count="no-limit"/>
      <style:text-properties style:font-name="Verdana" fo:font-size="11pt" style:font-size-asian="11pt" fo:hyphenate="true" loext:hyphenation-no-caps="false"/>
    </style:style>
    <style:style style:name="P6" style:family="paragraph" style:parent-style-name="Normal" style:master-page-name="MP0">
      <style:paragraph-properties style:page-number="0" fo:break-before="page"/>
    </style:style>
    <style:style style:name="P7" style:family="paragraph" style:parent-style-name="Normal">
      <style:paragraph-properties fo:hyphenation-ladder-count="no-limit"/>
      <style:text-properties style:font-name="Verdana" fo:font-size="11pt" officeooo:rsid="0015c4ce" officeooo:paragraph-rsid="0015c4ce" style:font-size-asian="11pt" fo:hyphenate="true" loext:hyphenation-no-caps="false"/>
    </style:style>
    <style:style style:name="P8" style:family="paragraph" style:parent-style-name="Normal">
      <style:paragraph-properties fo:hyphenation-ladder-count="no-limit"/>
      <style:text-properties style:font-name="Verdana" fo:font-size="11pt" officeooo:rsid="0015c4ce" officeooo:paragraph-rsid="00171f1d" style:font-size-asian="11pt" fo:hyphenate="true" loext:hyphenation-no-caps="false"/>
    </style:style>
    <style:style style:name="P9" style:family="paragraph" style:parent-style-name="Normal">
      <style:paragraph-properties fo:hyphenation-ladder-count="no-limit"/>
      <style:text-properties style:font-name="Verdana" fo:font-size="11pt" style:font-size-asian="11pt" fo:hyphenate="true" loext:hyphenation-no-caps="false"/>
    </style:style>
    <style:style style:name="P10" style:family="paragraph" style:parent-style-name="Normal">
      <style:paragraph-properties fo:hyphenation-ladder-count="no-limit"/>
      <style:text-properties style:font-name="Verdana" fo:font-size="11pt" officeooo:paragraph-rsid="00166ec1" style:font-size-asian="11pt" fo:hyphenate="true" loext:hyphenation-no-caps="false"/>
    </style:style>
    <style:style style:name="P11" style:family="paragraph" style:parent-style-name="Normal">
      <style:paragraph-properties fo:hyphenation-ladder-count="no-limit"/>
      <style:text-properties style:font-name="Verdana" fo:font-size="11pt" officeooo:paragraph-rsid="0016d6e0" style:font-size-asian="11pt" fo:hyphenate="true" loext:hyphenation-no-caps="false"/>
    </style:style>
    <style:style style:name="P12" style:family="paragraph" style:parent-style-name="Normal">
      <style:paragraph-properties fo:hyphenation-ladder-count="no-limit"/>
      <style:text-properties style:font-name="Verdana" fo:font-size="11pt" officeooo:paragraph-rsid="0019180a" style:font-size-asian="11pt" fo:hyphenate="true" loext:hyphenation-no-caps="false"/>
    </style:style>
    <style:style style:name="P13" style:family="paragraph" style:parent-style-name="Normal">
      <style:paragraph-properties fo:hyphenation-ladder-count="no-limit"/>
      <style:text-properties style:font-name="Verdana" fo:font-size="11pt" officeooo:rsid="0016d6e0" officeooo:paragraph-rsid="0016d6e0" style:font-size-asian="11pt" fo:hyphenate="true" loext:hyphenation-no-caps="false"/>
    </style:style>
    <style:style style:name="P14" style:family="paragraph" style:parent-style-name="Normal">
      <style:paragraph-properties fo:hyphenation-ladder-count="no-limit"/>
      <style:text-properties style:font-name="Verdana" fo:font-size="11pt" style:text-underline-style="none" style:font-size-asian="11pt" fo:hyphenate="true" loext:hyphenation-no-caps="false"/>
    </style:style>
    <style:style style:name="P15" style:family="paragraph" style:parent-style-name="Normal">
      <style:paragraph-properties fo:hyphenation-ladder-count="no-limit"/>
      <style:text-properties officeooo:paragraph-rsid="00166ec1" fo:hyphenate="true" loext:hyphenation-no-caps="false"/>
    </style:style>
    <style:style style:name="P16" style:family="paragraph" style:parent-style-name="Normal">
      <style:paragraph-properties fo:hyphenation-ladder-count="no-limit"/>
      <style:text-properties officeooo:paragraph-rsid="0016d6e0" fo:hyphenate="true" loext:hyphenation-no-caps="false"/>
    </style:style>
    <style:style style:name="P17" style:family="paragraph">
      <loext:graphic-properties draw:fill="gradient" draw:fill-gradient-name="a0"/>
      <style:paragraph-properties style:writing-mode="lr-tb" style:font-independent-line-spacing="true"/>
    </style:style>
    <style:style style:name="P18" style:family="paragraph">
      <loext:graphic-properties draw:fill="solid" draw:fill-color="#ffffff" draw:opacity="100%"/>
    </style:style>
    <style:style style:name="P19" style:family="paragraph">
      <style:paragraph-properties fo:margin-top="0.212cm" fo:margin-bottom="0cm"/>
    </style:style>
    <style:style style:name="P20" style:family="paragraph">
      <loext:graphic-properties draw:fill="none"/>
      <style:paragraph-properties style:writing-mode="lr-tb" style:font-independent-line-spacing="true"/>
    </style:style>
    <style:style style:name="T1" style:family="text">
      <style:text-properties officeooo:rsid="0015c4ce"/>
    </style:style>
    <style:style style:name="T2" style:family="text">
      <style:text-properties officeooo:rsid="00166ec1"/>
    </style:style>
    <style:style style:name="T3" style:family="text">
      <style:text-properties style:font-name="Verdana" fo:font-size="11pt" style:font-size-asian="11pt"/>
    </style:style>
    <style:style style:name="T4" style:family="text">
      <style:text-properties style:font-name="Verdana" fo:font-size="11pt" officeooo:rsid="00166ec1" style:font-size-asian="11pt"/>
    </style:style>
    <style:style style:name="T5" style:family="text">
      <style:text-properties style:font-name="Verdana" fo:font-size="11pt" officeooo:rsid="00168ef3" style:font-size-asian="11pt"/>
    </style:style>
    <style:style style:name="T6" style:family="text">
      <style:text-properties officeooo:rsid="00168ef3"/>
    </style:style>
    <style:style style:name="T7" style:family="text">
      <style:text-properties fo:font-variant="normal" fo:text-transform="none" fo:color="#202124" loext:opacity="100%" style:font-name="arial" fo:font-size="12pt" fo:letter-spacing="normal" fo:font-style="normal" fo:font-weight="normal"/>
    </style:style>
    <style:style style:name="T8" style:family="text">
      <style:text-properties fo:font-variant="normal" fo:text-transform="none" fo:color="#202124" loext:opacity="100%" fo:letter-spacing="normal"/>
    </style:style>
    <style:style style:name="T9" style:family="text">
      <style:text-properties officeooo:rsid="0016d6e0"/>
    </style:style>
    <style:style style:name="T10" style:family="text">
      <style:text-properties style:text-underline-style="solid" style:text-underline-width="auto" style:text-underline-color="font-color"/>
    </style:style>
    <style:style style:name="T11" style:family="text">
      <style:text-properties officeooo:rsid="001766e2"/>
    </style:style>
    <style:style style:name="T12" style:family="text">
      <style:text-properties officeooo:rsid="0019180a"/>
    </style:style>
    <style:style style:name="T13" style:family="text">
      <style:text-properties officeooo:rsid="0019d738"/>
    </style:style>
    <style:style style:name="T14" style:family="text">
      <style:text-properties fo:text-transform="uppercase" fo:color="#ffffff" loext:opacity="100%" style:font-name="Calibri Light" fo:font-size="32pt" style:font-size-asian="32pt" style:font-size-complex="32pt"/>
    </style:style>
    <style:style style:name="T15" style:family="text">
      <style:text-properties fo:color="#5b9bd5" loext:opacity="100%" fo:font-size="18pt" style:font-size-asian="18pt" style:font-size-complex="18pt"/>
    </style:style>
    <style:style style:name="Sect1" style:family="section">
      <style:section-properties style:editable="false">
        <style:columns fo:column-count="1" fo:column-gap="0cm"/>
      </style:section-properties>
    </style:style>
    <style:style style:name="gr1" style:family="graphic">
      <style:graphic-properties style:run-through="background" style:wrap="run-through" style:number-wrapped-paragraphs="no-limit" style:vertical-pos="middle" style:vertical-rel="page" style:horizontal-pos="center" style:horizontal-rel="page" draw:wrap-influence-on-position="once-concurrent" loext:allow-overlap="true" style:flow-with-text="false"/>
    </style:style>
    <style:style style:name="gr2" style:family="graphic">
      <style:graphic-properties style:run-through="background"/>
    </style:style>
    <style:style style:name="gr3" style:family="graphic">
      <style:graphic-properties draw:stroke="none" draw:fill="gradient" draw:fill-gradient-name="a0" draw:textarea-horizontal-align="left" draw:textarea-vertical-align="top" draw:auto-grow-height="false" draw:auto-grow-width="false" fo:padding-top="1.905cm" fo:padding-bottom="12.7cm" fo:padding-left="1.905cm" fo:padding-right="2.54cm" fo:wrap-option="wrap" style:run-through="background"/>
      <style:paragraph-properties style:writing-mode="lr-tb"/>
    </style:style>
    <style:style style:name="gr4" style:family="graphic">
      <style:graphic-properties draw:stroke="none" draw:fill="solid" draw:fill-color="#ffffff" draw:opacity="100%" fo:min-height="0cm" fo:min-width="0cm" style:run-through="background"/>
    </style:style>
    <style:style style:name="gr5" style:family="graphic">
      <style:graphic-properties draw:stroke="none" draw:fill="none" draw:textarea-horizontal-align="left" draw:textarea-vertical-align="bottom" draw:auto-grow-height="false" draw:auto-grow-width="false" fo:padding-top="0cm" fo:padding-bottom="0cm" fo:padding-left="1.905cm" fo:padding-right="2.54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g text:anchor-type="paragraph" draw:z-index="0" draw:name="Grupo 48" draw:style-name="gr1"><draw:g draw:name="Grupo 49" draw:style-name="gr2"><draw:custom-shape draw:name="Rectángulo 54" draw:style-name="gr3" draw:text-style-name="P17" svg:width="19.051cm" svg:height="25.401cm" svg:x="0.975cm" svg:y="2.15cm"><text:p/><draw:enhanced-geometry svg:viewBox="0 0 21600 21600" draw:type="non-primitive" draw:enhanced-path="M 0 0 L 21600 0 21600 21600 0 21600 Z N"/></draw:custom-shape><draw:g draw:name="Grupo 2" draw:style-name="gr2"><draw:custom-shape draw:name="Forma libre 56" draw:style-name="gr4" draw:text-style-name="P18" svg:width="7.854cm" svg:height="7.877cm" svg:x="12.158cm" svg:y="2.15cm"><text:p/><draw:enhanced-geometry svg:viewBox="0 0 1781 1786" draw:text-areas="?f27 ?f29 ?f28 ?f30" draw:glue-points="?f31 ?f32 ?f33 ?f34 ?f35 ?f36 ?f37 ?f38 ?f31 ?f32" draw:type="non-primitive" draw:enhanced-path="M ?f3 ?f2 L ?f0 ?f4 ?f5 ?f0 ?f1 ?f6 ?f3 ?f2 Z N"><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draw:name="Forma libre 57" draw:style-name="gr4" draw:text-style-name="P18" svg:width="9.85cm" svg:height="9.85cm" svg:x="10.16cm" svg:y="2.781cm"><text:p/><draw:enhanced-geometry svg:viewBox="0 0 2234 2234" draw:text-areas="?f14 ?f14 ?f15 ?f15" draw:glue-points="?f16 ?f17 ?f18 ?f19 ?f19 ?f18 ?f17 ?f16 ?f16 ?f17" draw:type="non-primitive" draw:enhanced-path="M ?f2 ?f1 L ?f0 ?f3 ?f3 ?f0 ?f1 ?f2 ?f2 ?f1 Z N"><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draw:name="Forma libre 58" draw:style-name="gr4" draw:text-style-name="P18" svg:width="9.688cm" svg:height="9.688cm" svg:x="10.324cm" svg:y="2.453cm"><text:p/><draw:enhanced-geometry svg:viewBox="0 0 2197 2197" draw:text-areas="?f20 ?f20 ?f21 ?f21" draw:glue-points="?f22 ?f23 ?f24 ?f25 ?f26 ?f24 ?f23 ?f27 ?f22 ?f23" draw:type="non-primitive" draw:enhanced-path="M ?f2 ?f1 L ?f0 ?f3 ?f4 ?f0 ?f1 ?f5 ?f2 ?f1 Z N"><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draw:name="Forma libre 59" draw:style-name="gr4" draw:text-style-name="P18" svg:width="8.647cm" svg:height="8.67cm" svg:x="11.364cm" svg:y="3.535cm"><text:p/><draw:enhanced-geometry svg:viewBox="0 0 1961 1966" draw:text-areas="?f26 ?f28 ?f27 ?f29" draw:glue-points="?f30 ?f31 ?f32 ?f33 ?f34 ?f35 ?f36 ?f37 ?f30 ?f31" draw:type="non-primitive" draw:enhanced-path="M ?f3 ?f2 L ?f0 ?f4 ?f5 ?f0 ?f1 ?f3 ?f3 ?f2 Z N"><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draw:name="Forma libre 60" draw:style-name="gr4" draw:text-style-name="P18" svg:width="12.025cm" svg:height="12.046cm" svg:x="7.986cm" svg:y="2.579cm"><text:p/><draw:enhanced-geometry svg:viewBox="0 0 2727 2732" draw:text-areas="?f24 ?f26 ?f25 ?f27" draw:glue-points="?f28 ?f29 ?f28 ?f30 ?f31 ?f32 ?f33 ?f34 ?f28 ?f29" draw:type="non-primitive" draw:enhanced-path="M ?f0 ?f2 L ?f0 ?f3 ?f4 ?f0 ?f1 ?f5 ?f0 ?f2 Z N"><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draw:g><draw:frame draw:name="Cuadro de texto 61" draw:style-name="gr5" draw:text-style-name="P20" svg:width="19.008cm" svg:height="10.528cm" svg:x="1.001cm" svg:y="15.591cm"><draw:text-box><text:p><text:span text:style-name="T14">Estudio de accesibilidad</text:span></text:p><text:p text:style-name="P19"><text:span text:style-name="T15">Alejandro Rodríguez González</text:span></text:p></draw:text-box></draw:frame></draw:g></text:p>
      <text:p text:style-name="P1"/>
      <text:p text:style-name="Normal"><text:bookmark-start text:name="_Toc97120338"/></text:p>
      <text:p text:style-name="Normal"/>
      <text:p text:style-name="Normal"/>
      <text:p text:style-name="Normal"/>
      <text:p text:style-name="Normal"/>
      <text:p text:style-name="Normal">A </text:p>
      <text:p text:style-name="Normal"/>
      <text:h text:style-name="Título_20_TDC" text:outline-level="1"><text:bookmark-start text:name="_Toc97120702"/>Contenido<text:bookmark-end text:name="_Toc97120702"/></text:h>
      <text:table-of-content text:style-name="Sect1" text:name="_TOC0">
        <text:table-of-content-source text:outline-level="3" text:use-index-marks="false">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TD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Toc97120702" office:target-frame-name="_top" xlink:show="replace" text:style-name="Internet_20_link" text:visited-style-name="Visited_20_Internet_20_Link"><text:span text:style-name="Hipervínculo">Contenido</text:span></text:a><text:a xlink:type="simple" xlink:href="#_Toc97120702" office:target-frame-name="_top" xlink:show="replace" text:style-name="Internet_20_link" text:visited-style-name="Visited_20_Internet_20_Link"><text:tab/>1</text:a></text:p>
          <text:p text:style-name="P4"><text:a xlink:type="simple" xlink:href="#_Toc97120703" office:target-frame-name="_top" xlink:show="replace" text:style-name="Internet_20_link" text:visited-style-name="Visited_20_Internet_20_Link"><text:span text:style-name="Hipervínculo">1. Resumen</text:span></text:a><text:a xlink:type="simple" xlink:href="#_Toc97120703" office:target-frame-name="_top" xlink:show="replace" text:style-name="Internet_20_link" text:visited-style-name="Visited_20_Internet_20_Link"><text:tab/>2</text:a></text:p>
          <text:p text:style-name="P4"><text:a xlink:type="simple" xlink:href="#_Toc97120704" office:target-frame-name="_top" xlink:show="replace" text:style-name="Internet_20_link" text:visited-style-name="Visited_20_Internet_20_Link"><text:span text:style-name="Hipervínculo">2. Antecedentes de la evaluación</text:span></text:a><text:a xlink:type="simple" xlink:href="#_Toc97120704" office:target-frame-name="_top" xlink:show="replace" text:style-name="Internet_20_link" text:visited-style-name="Visited_20_Internet_20_Link"><text:tab/>2</text:a></text:p>
          <text:p text:style-name="P4"><text:a xlink:type="simple" xlink:href="#_Toc97120705" office:target-frame-name="_top" xlink:show="replace" text:style-name="Internet_20_link" text:visited-style-name="Visited_20_Internet_20_Link"><text:span text:style-name="Hipervínculo">3. Sitio web revisado</text:span></text:a><text:a xlink:type="simple" xlink:href="#_Toc97120705" office:target-frame-name="_top" xlink:show="replace" text:style-name="Internet_20_link" text:visited-style-name="Visited_20_Internet_20_Link"><text:tab/>2</text:a></text:p>
          <text:p text:style-name="P4"><text:a xlink:type="simple" xlink:href="#_Toc97120706" office:target-frame-name="_top" xlink:show="replace" text:style-name="Internet_20_link" text:visited-style-name="Visited_20_Internet_20_Link"><text:span text:style-name="Hipervínculo">4. Revisor/es</text:span></text:a><text:a xlink:type="simple" xlink:href="#_Toc97120706" office:target-frame-name="_top" xlink:show="replace" text:style-name="Internet_20_link" text:visited-style-name="Visited_20_Internet_20_Link"><text:tab/>2</text:a></text:p>
          <text:p text:style-name="P4"><text:a xlink:type="simple" xlink:href="#_Toc97120707" office:target-frame-name="_top" xlink:show="replace" text:style-name="Internet_20_link" text:visited-style-name="Visited_20_Internet_20_Link"><text:span text:style-name="Hipervínculo">5. Proceso de revisión</text:span></text:a><text:a xlink:type="simple" xlink:href="#_Toc97120707" office:target-frame-name="_top" xlink:show="replace" text:style-name="Internet_20_link" text:visited-style-name="Visited_20_Internet_20_Link"><text:tab/>3</text:a></text:p>
          <text:p text:style-name="P4"><text:a xlink:type="simple" xlink:href="#_Toc97120708" office:target-frame-name="_top" xlink:show="replace" text:style-name="Internet_20_link" text:visited-style-name="Visited_20_Internet_20_Link"><text:span text:style-name="Hipervínculo">6. Resultados y acciones recomendadas</text:span></text:a><text:a xlink:type="simple" xlink:href="#_Toc97120708" office:target-frame-name="_top" xlink:show="replace" text:style-name="Internet_20_link" text:visited-style-name="Visited_20_Internet_20_Link"><text:tab/>3</text:a></text:p>
        </text:index-body>
      </text:table-of-content>
      <text:p text:style-name="Normal"/>
      <text:p text:style-name="Normal"/>
      <text:p text:style-name="P1"/>
      <text:h text:style-name="Heading_20_1" text:outline-level="1"><text:bookmark-start text:name="_Toc97120703"/><text:bookmark-end text:name="_Toc97120338"/>1. Resumen<text:bookmark-end text:name="_Toc97120703"/></text:h>
      <text:p text:style-name="P5"/>
      <text:p text:style-name="P5"/>
      <text:p text:style-name="P5"/>
      <text:p text:style-name="P5">Este informe describe la conformidad de la web ThunderSongs con las directrices de accesibilidad al contenido web (WCAG) 2.0. El proceso de evaluación está descrito más abajo en la sección 5 y está basada en el método de evaluación de conformidad a la W3C, tal como se describe en el documento Web Content Accessibility Guidelines (WCAG) 2.0 de la página https://www.w3.org/TR/2008/REC-WCAG20-20081211/.</text:p>
      <text:p text:style-name="P5"/>
      <text:p text:style-name="P5">Basada en esta evaluación, el sitio web ThunderSongs [cumple/ no cumple/ está cerca de cumplir] el nivel de conformidad WCAG 2.0 doble A. Los resultados detallados de la revisión se muestran en la sección 6 más abajo. Los recursos utilizados para el estudio se enumeran al final en la sección 7. Los comentarios sobre esta evaluación son bienvenidos.</text:p>
      <text:p text:style-name="P5"/>
      <text:h text:style-name="Heading_20_1" text:outline-level="1"><text:bookmark-start text:name="_Toc97120704"/>2. Antecedentes de la evaluación<text:bookmark-end text:name="_Toc97120704"/></text:h>
      <text:p text:style-name="P5"/>
      <text:p text:style-name="P5"/>
      <text:p text:style-name="P5"/>
      <text:p text:style-name="P5">La evaluación a la conformidad de la accesibilidad web requiere una combinación de herramientas de evaluación automáticas y manuales por un revisor experimentado. La evaluación de los resultados de evaluación de este informe está basada en la evaluación llevada a cabo en la/s siguiente/s fecha/s: <text:span text:style-name="T1">02/03/2022</text:span>. El sitio web puede haber cambiado hasta esa fecha. Existe información adicional sobre el proceso de evaluación en el documento Techniques and Failures for Web Content Accessibility Guidelines 2.0 de la página https://www.w3.org/TR/WCAG20-TECHS/.</text:p>
      <text:p text:style-name="P5"/>
      <text:h text:style-name="Heading_20_1" text:outline-level="1"><text:bookmark-start text:name="_Toc97120705"/>3. Sitio web revisado<text:bookmark-end text:name="_Toc97120705"/></text:h>
      <text:p text:style-name="P5"/>
      <text:p text:style-name="P5"><text:span text:style-name="T1">ThunderSongs</text:span></text:p>
      <text:p text:style-name="P7">Página inicial de la discográfica.</text:p>
      <text:p text:style-name="P5">[URL basa del sitio]</text:p>
      <text:p text:style-name="P5">[URLs de la muestra representativa]</text:p>
      <text:p text:style-name="P5">[Si el sitio web está generado dinámicamente, añadir ejemplos con capturas de pantalla que demuestren que ha sido revisado]</text:p>
      <text:p text:style-name="P5">[Indicar qué páginas han sido revisadas manualmente en lugar de con herramientas automáticas]</text:p>
      <text:p text:style-name="P5">[URLs excluidas de la revisión]</text:p>
      <text:p text:style-name="P5">[Fecha exacta, o rango de fechas en la que se realizó la revisión]</text:p>
      <text:p text:style-name="P8">Idioma: Español</text:p>
      <text:h text:style-name="Heading_20_1" text:outline-level="1"><text:bookmark-start text:name="_Toc97120706"/>4. Revisor/es<text:bookmark-end text:name="_Toc97120706"/></text:h>
      <text:p text:style-name="P5"/>
      <text:p text:style-name="P11"><text:span text:style-name="T9">Alejandro Rodríguez González</text:span></text:p>
      <text:p text:style-name="P11"><text:span text:style-name="T9">correo: </text:span><text:a xlink:type="simple" xlink:href="mailto:a.r.g1888@hotmail.com" text:style-name="Internet_20_link" text:visited-style-name="Visited_20_Internet_20_Link"><text:span text:style-name="T9">a.r.g1888@hotmail.com</text:span></text:a></text:p>
      <text:p text:style-name="P7">Idioma: Español</text:p>
      <text:p text:style-name="P5"/>
      <text:h text:style-name="Heading_20_1" text:outline-level="1"><text:bookmark-start text:name="_Toc97120707"/><text:soft-page-break/>5. Proceso de revisión<text:bookmark-end text:name="_Toc97120707"/> </text:h>
      <text:p text:style-name="P5"/>
      <text:p text:style-name="P12"><text:span text:style-name="T12">Revisión del </text:span>nivel WCAG 2.0 <text:span text:style-name="T12">Triple A</text:span></text:p>
      <text:p text:style-name="P5"/>
      <text:p text:style-name="P12">[lista de verificación WCAG 2.0 (esencial)] https://www.w3.org/TR/2006/WD-WCAG20-20060427/appendixB.html</text:p>
      <text:p text:style-name="P5">[Detallar las herramientas de evaluación y validación utilizadas y sus versiones]</text:p>
      <text:p text:style-name="P5">[Descripción de las revisiones manuales (pruebas de usabilidad de las características de accesibilidad) utilizadas por los revisores]</text:p>
      <text:p text:style-name="P14"/>
      <text:h text:style-name="Heading_20_1" text:outline-level="1"><text:bookmark-start text:name="_Toc97120708"/>6. Resultados y acciones recomendadas<text:bookmark-end text:name="_Toc97120708"/></text:h>
      <text:p text:style-name="P5"/>
      <text:p text:style-name="P11"><text:span text:style-name="T9">Este sitio web parece cumplir el <text:s/>nivel WCAG 2.0 A, con algunos defectos de accesibilidad en la perceptibilidad y comprensibilidad.</text:span></text:p>
      <text:p text:style-name="P11"/>
      <text:p text:style-name="P13">La operabilidad es una de las características mas fuertes de la página con la navegación constante.</text:p>
      <text:p text:style-name="P5"/>
      <text:p text:style-name="P11"/>
      <text:p text:style-name="P5"/>
      <text:p text:style-name="P11">Principio 1: Perceptible </text:p>
      <text:p text:style-name="P11"/>
      <text:p text:style-name="P11"><text:tab/>1.4: Distinguible (AA): Contraste <text:span text:style-name="T6">de colores sólido</text:span><text:span text:style-name="T13">(1.4.1)</text:span>, <text:span text:style-name="T6">el tamaño del texto varía entre títulos y secciones</text:span>, <text:span text:style-name="T6">se evitan las imágenes con texto </text:span><text:span text:style-name="T9">y en su defecto se utiliza texto alternativo en las mismas.</text:span></text:p>
      <text:p text:style-name="P11"/>
      <text:p text:style-name="P11"/>
      <text:p text:style-name="P11">Principio 2: Operable </text:p>
      <text:p text:style-name="P11">2.1: Teclado accesible (AAA): Teclado (sin excepción)</text:p>
      <text:p text:style-name="P11"/>
      <text:p text:style-name="P11">2.3: Ataques epilépticos: (AAA): Tres destellos </text:p>
      <text:p text:style-name="P11"/>
      <text:p text:style-name="P16"><text:span text:style-name="T3">2.4: Navegación </text:span>(A): Saltar bloques, Página titulada, <text:s/>Propósito de los enlaces (en su contexto) <text:span text:style-name="T3">Foco visible </text:span><text:span text:style-name="T4">en el navegador cambia de color la entrada que apunta el ratón.</text:span></text:p>
      <text:p text:style-name="P11"><text:span text:style-name="T2">Se podría mejorar la navegación con múltiples medios, pero el navegador siempre está presente.</text:span></text:p>
      <text:p text:style-name="P11"/>
      <text:p text:style-name="P11">Principio 3: Comprensible </text:p>
      <text:p text:style-name="P11">3.1: Legible <text:s/>(A): Idioma de la página, <text:span text:style-name="T6">contiene la palabra merch, que es la abreviación de </text:span><text:span text:style-name="T7">Merchandising, un término inglés que no forma parte del diccionario</text:span><text:span text:style-name="T8"> </text:span><text:span text:style-name="T7">de la Real Academia</text:span><text:span text:style-name="T8"> </text:span><text:span text:style-name="T7">Española (RAE)</text:span> .</text:p>
      <text:p text:style-name="P5"/>
      <text:p text:style-name="P5"/>
      <text:p text:style-name="P5">[Incluir enlaces a las técnicas y puntos de la WCAG 2.0 para todos los elementos que no lo cumplan]</text:p>
      <text:p text:style-name="P5">[Adjuntar o enlazar a informes específicos en los anexos, por ejemplo, salidas de los validadores o herramientas de evaluación]</text:p>
      <text:p text:style-name="P5"/>
      <text:p text:style-name="P13">Se recomienda mejorar los textos y descripciones alternativas extendidas en el caso del carousel que contiene mayor información.</text:p>
      <text:p text:style-name="P13"/>
      <text:p text:style-name="P5">[Describir o señalar programas sugeridos para monitorización continuo de la accesibili<text:soft-page-break/>dad del sitio web, reevaluación o herramientas de auditoría.]</text:p>
      <text:p text:style-name="P5"/>
      <text:p text:style-name="P5">7. Referencias</text:p>
      <text:p text:style-name="P5"/>
      <text:p text:style-name="P5">8. Anexos</text:p>
      <text:p text:style-name="P5"/>
      <text:p text:style-name="P5">[Adjuntar aquí informes detallados de los validadores y herramientas de evaluación]</text:p>
      <text:p text:style-name="P5"/>
      <text:p text:style-name="P5">--<text:span text:style-name="T11">pasarlo por el w3html validator y css--</text:span></text:p>
      <text:p text:style-name="P13">--recorte del validador--</text:p>
      <text:p text:style-name="P13"/>
      <text:p text:style-name="P3"/>
      <text:p text:style-name="P2"/>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draw:gradient draw:name="a0" draw:style="linear" draw:start-color="#88acbb" draw:end-color="#394a61" draw:start-intensity="100%" draw:end-intensity="100%" draw:angle="240deg" draw:border="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fo:hyphenate="false" loext:hyphenation-no-caps="false"/>
    </style:style>
    <style:style style:name="Normal" style:family="paragraph">
      <style:paragraph-properties fo:hyphenation-ladder-count="no-limit"/>
      <style:text-properties fo:hyphenate="false" loext:hyphenation-no-caps="false"/>
    </style:style>
    <style:style style:name="Sin_20_espaciado" style:display-name="Sin espaciado" style:family="paragraph">
      <style:paragraph-properties fo:orphans="2" fo:widows="2" fo:hyphenation-ladder-count="no-limit" style:vertical-align="auto"/>
      <style:text-properties style:use-window-font-color="true" loext:opacity="0%" style:font-name="Calibri" fo:font-family="Calibri" style:font-family-generic="swiss" style:font-pitch="variable" fo:font-size="11pt" style:letter-kerning="false" style:font-name-asian="Times New Roman" style:font-family-asian="'Times New Roman'" style:font-family-generic-asian="roman" style:font-pitch-asian="variable" style:font-size-asian="11pt" style:language-asian="es" style:country-asian="ES"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Título_20_TDC" style:display-name="Título TDC" style:family="paragraph" style:parent-style-name="Heading_20_1" style:next-style-name="Normal" style:default-outline-level="1" style:list-style-name="">
      <style:paragraph-properties fo:line-height="106%" fo:orphans="2" fo:widows="2" fo:hyphenation-ladder-count="no-limit" style:vertical-align="auto"/>
      <style:text-properties style:letter-kerning="false" style:language-asian="es" style:country-asian="ES" style:font-name-complex="Times New Roman" style:font-family-complex="'Times New Roman'" style:font-family-generic-complex="roman" style:font-pitch-complex="variable" style:font-size-complex="16pt" style:language-complex="ar" style:country-complex="SA" fo:hyphenate="true" loext:hyphenation-no-caps="false"/>
    </style:style>
    <style:style style:name="TDC_20_1" style:display-name="TDC 1" style:family="paragraph" style:parent-style-name="Normal" style:next-style-name="Normal" style:auto-update="true">
      <style:paragraph-properties fo:margin-top="0cm" fo:margin-bottom="0.176cm"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DC_20_2" style:display-name="TDC 2" style:family="paragraph" style:parent-style-name="Normal" style:next-style-name="Normal" style:auto-update="true">
      <style:paragraph-properties fo:margin-left="0.388cm" fo:margin-right="0cm" fo:margin-top="0cm" fo:margin-bottom="0.176cm" style:contextual-spacing="false" fo:line-height="106%" fo:orphans="2" fo:widows="2" fo:hyphenation-ladder-count="no-limit" fo:text-indent="0cm" style:auto-text-indent="false" style:vertical-align="auto">
        <style:tab-stops/>
      </style:paragraph-properties>
      <style:text-properties style:use-window-font-color="true" loext:opacity="0%" style:font-name="Calibri" fo:font-family="Calibri" style:font-family-generic="swiss" style:font-pitch="variable" fo:font-size="11pt" style:letter-kerning="false" style:font-name-asian="Times New Roman" style:font-family-asian="'Times New Roman'" style:font-family-generic-asian="roman" style:font-pitch-asian="variable" style:font-size-asian="11pt" style:language-asian="es" style:country-asian="ES"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TDC_20_3" style:display-name="TDC 3" style:family="paragraph" style:parent-style-name="Normal" style:next-style-name="Normal" style:auto-update="true">
      <style:paragraph-properties fo:margin-left="0.776cm" fo:margin-right="0cm" fo:margin-top="0cm" fo:margin-bottom="0.176cm" style:contextual-spacing="false" fo:line-height="106%" fo:orphans="2" fo:widows="2" fo:hyphenation-ladder-count="no-limit" fo:text-indent="0cm" style:auto-text-indent="false" style:vertical-align="auto">
        <style:tab-stops/>
      </style:paragraph-properties>
      <style:text-properties style:use-window-font-color="true" loext:opacity="0%" style:font-name="Calibri" fo:font-family="Calibri" style:font-family-generic="swiss" style:font-pitch="variable" fo:font-size="11pt" style:letter-kerning="false" style:font-name-asian="Times New Roman" style:font-family-asian="'Times New Roman'" style:font-family-generic-asian="roman" style:font-pitch-asian="variable" style:font-size-asian="11pt" style:language-asian="es" style:country-asian="ES"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Fuente_20_de_20_párrafo_20_predeter." style:display-name="Fuente de párrafo predeter." style:family="text"/>
    <style:style style:name="Sin_20_espaciado_20_Car" style:display-name="Sin espaciado Car" style:family="text" style:parent-style-name="Fuente_20_de_20_párrafo_20_predeter.">
      <style:text-properties style:use-window-font-color="true" loext:opacity="0%" style:font-name="Calibri" fo:font-family="Calibri" style:font-family-generic="swiss" style:font-pitch="variable" fo:font-size="11pt" style:letter-kerning="false" style:font-name-asian="Times New Roman" style:font-family-asian="'Times New Roman'" style:font-family-generic-asian="roman" style:font-pitch-asian="variable" style:font-size-asian="11pt" style:language-asian="es" style:country-asian="ES" style:font-name-complex="Times New Roman" style:font-family-complex="'Times New Roman'" style:font-family-generic-complex="roman" style:font-pitch-complex="variable" style:font-size-complex="11pt" style:language-complex="ar" style:country-complex="SA"/>
    </style:style>
    <style:style style:name="Título_20_1_20_Car" style:display-name="Título 1 Car" style:family="text" style:parent-style-name="Fuente_20_de_20_párrafo_20_predeter.">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2_20_Car" style:display-name="Título 2 Car" style:family="text" style:parent-style-name="Fuente_20_de_20_párrafo_20_predeter.">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Estudio de accesibilidad</dc:title>
    <dc:subject>Alejandro Rodríguez González</dc:subject>
    <meta:creation-date>2022-03-02T12:23:00Z</meta:creation-date>
    <dc:date>2022-03-02T21:28:10.678000000</dc:date>
    <meta:editing-cycles>11</meta:editing-cycles>
    <meta:editing-duration>PT29M5S</meta:editing-duration>
    <meta:document-statistic meta:table-count="0" meta:image-count="0" meta:object-count="0" meta:page-count="7" meta:paragraph-count="54" meta:word-count="636" meta:character-count="4214" meta:non-whitespace-character-count="3624"/>
    <meta:template xlink:type="simple" xlink:actuate="onRequest" xlink:title="" xlink:href="Normal"/>
  </office:meta>
</office:document-meta>
</file>